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A3DBAE1082D4302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88cm, 3.312cm, 5.068cm, 2.90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693cm" svg:x="0.892cm" svg:y="2.392cm">
          <draw:image xlink:href="Pictures/10000000000005E8000007E0A3DBAE1082D4302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4:49.016301807</dc:date>
    <meta:editing-duration>PT3M41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